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19.5mm" svg:y="4.52mm">
            <loext:p draw:notify-on-update-of-ranges="Sheet1.A3:Sheet1.A8 Sheet1.B2:Sheet1.B2 Sheet1.B3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5mm" svg:height="90.05mm" svg:x="164.8mm" svg:y="115.01mm">
            <loext:p draw:notify-on-update-of-ranges="Sheet1.A27:Sheet1.A31 Sheet1.B26:Sheet1.B26 Sheet1.B27:Sheet1.B31 Sheet1.C26:Sheet1.C26 Sheet1.C27:Sheet1.C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ock size</text:p>
          </table:table-cell>
          <table:table-cell office:value-type="string" calcext:value-type="string">
            <text:p>Transactions/second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27" calcext:value-type="float">
            <text:p>19,2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55" calcext:value-type="float">
            <text:p>38,5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7.33" calcext:value-type="float">
            <text:p>57,3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6.69" calcext:value-type="float">
            <text:p>76,6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5.38" calcext:value-type="float">
            <text:p>115,38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</table:table-row>
        <table:table-row table:style-name="ro1">
          <table:table-cell office:value-type="string" calcext:value-type="string">
            <text:p>Nodes num</text:p>
          </table:table-cell>
          <table:table-cell office:value-type="string" calcext:value-type="string">
            <text:p>Sent messages</text:p>
          </table:table-cell>
          <table:table-cell office:value-type="string" calcext:value-type="string">
            <text:p>Received messages</text:p>
          </table:table-cell>
          <table:table-cell office:value-type="string" calcext:value-type="string">
            <text:p>Transactions/secon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3197" calcext:value-type="float">
            <text:p>183197</text:p>
          </table:table-cell>
          <table:table-cell office:value-type="float" office:value="2518812" calcext:value-type="float">
            <text:p>2518812</text:p>
          </table:table-cell>
          <table:table-cell office:value-type="float" office:value="61.89" calcext:value-type="float">
            <text:p>61,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12294" calcext:value-type="float">
            <text:p>712294</text:p>
          </table:table-cell>
          <table:table-cell office:value-type="float" office:value="10595320" calcext:value-type="float">
            <text:p>10595320</text:p>
          </table:table-cell>
          <table:table-cell office:value-type="float" office:value="122.63" calcext:value-type="float">
            <text:p>122,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30499" calcext:value-type="float">
            <text:p>2830499</text:p>
          </table:table-cell>
          <table:table-cell office:value-type="float" office:value="43694208" calcext:value-type="float">
            <text:p>43694208</text:p>
          </table:table-cell>
          <table:table-cell office:value-type="float" office:value="154.21" calcext:value-type="float">
            <text:p>154,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333823" calcext:value-type="float">
            <text:p>11333823</text:p>
          </table:table-cell>
          <table:table-cell office:value-type="float" office:value="178149425" calcext:value-type="float">
            <text:p>17814942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270410" calcext:value-type="float">
            <text:p>40270410</text:p>
          </table:table-cell>
          <table:table-cell office:value-type="float" office:value="638654910" calcext:value-type="float">
            <text:p>6386549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0.00.0000</text:date>, <text:time style:data-style-name="N2" text:time-value="06:35:53.497853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5:14.563114567</meta:creation-date>
    <dc:date>2020-07-09T06:36:08.978437113</dc:date>
    <meta:editing-duration>P1DT12H23M24S</meta:editing-duration>
    <meta:editing-cycles>5</meta:editing-cycles>
    <meta:generator>LibreOffice/5.1.6.2$Linux_X86_64 LibreOffice_project/10m0$Build-2</meta:generator>
    <meta:document-statistic meta:table-count="1" meta:cell-count="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479cm" svg:y="4.203cm" style:legend-expansion="high" chart:style-name="ch2"/>
        <chart:plot-area chart:style-name="ch3" table:cell-range-address="Sheet1.A3:Sheet1.B8 Sheet1.B2:Sheet1.B2" chart:data-source-has-labels="both" svg:x="1.33cm" svg:y="0.18cm" svg:width="9.83cm" svg:height="7.664cm">
          <chartooo:coordinate-region svg:x="1.951cm" svg:y="0.38cm" svg:width="8.743cm" svg:height="6.817cm"/>
          <chart:axis chart:dimension="x" chart:name="primary-x" chart:style-name="ch4" chartooo:axis-type="auto">
            <chartooo:date-scale/>
            <chart:title svg:x="5.46cm" svg:y="8.024cm" chart:style-name="ch5">
              <text:p>Block size</text:p>
            </chart:title>
            <chart:categories table:cell-range-address="Sheet1.A3:Sheet1.A8"/>
          </chart:axis>
          <chart:axis chart:dimension="y" chart:name="primary-y" chart:style-name="ch4">
            <chart:title svg:x="0.451cm" svg:y="5.829cm" chart:style-name="ch6">
              <text:p>Transactions per second</text:p>
            </chart:title>
            <chart:grid chart:style-name="ch7" chart:class="major"/>
          </chart:axis>
          <chart:series chart:style-name="ch8" chart:values-cell-range-address="Sheet1.B3:Sheet1.B8" chart:label-cell-address="Sheet1.B2:Sheet1.B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/second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8</svg:desc>
                </draw:g>
              </table:table-cell>
              <table:table-cell office:value-type="float" office:value="19.27">
                <text:p>19.27</text:p>
                <draw:g>
                  <svg:desc>Sheet1.B3:Sheet1.B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6.69">
                <text:p>76.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5.38">
                <text:p>115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line" chart:style-name="ch1">
        <chart:legend chart:legend-position="end" svg:x="11.52cm" svg:y="3.955cm" style:legend-expansion="high" chart:style-name="ch2"/>
        <chart:plot-area chart:style-name="ch3" table:cell-range-address="Sheet1.A27:Sheet1.C31 Sheet1.B26:Sheet1.C26" chart:data-source-has-labels="both" svg:x="0.319cm" svg:y="0.18cm" svg:width="10.882cm" svg:height="8.646cm">
          <chartooo:coordinate-region svg:x="2.237cm" svg:y="0.379cm" svg:width="8.684cm" svg:height="7.8cm"/>
          <chart:axis chart:dimension="x" chart:name="primary-x" chart:style-name="ch4" chartooo:axis-type="auto">
            <chartooo:date-scale/>
            <chart:categories table:cell-range-address="Sheet1.A27:Sheet1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7:Sheet1.B31" chart:label-cell-address="Sheet1.B26:Sheet1.B26" chart:class="chart:line">
            <chart:data-point chart:repeated="5"/>
          </chart:series>
          <chart:series chart:style-name="ch7" chart:values-cell-range-address="Sheet1.C27:Sheet1.C31" chart:label-cell-address="Sheet1.C26:Sheet1.C2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 messages</text:p>
                <draw:g>
                  <svg:desc>Sheet1.B26:Sheet1.B26</svg:desc>
                </draw:g>
              </table:table-cell>
              <table:table-cell office:value-type="string">
                <text:p>Received messages</text:p>
                <draw:g>
                  <svg:desc>Sheet1.C26:Sheet1.C2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A27:Sheet1.A31</svg:desc>
                </draw:g>
              </table:table-cell>
              <table:table-cell office:value-type="float" office:value="183197">
                <text:p>183197</text:p>
                <draw:g>
                  <svg:desc>Sheet1.B27:Sheet1.B31</svg:desc>
                </draw:g>
              </table:table-cell>
              <table:table-cell office:value-type="float" office:value="2518812">
                <text:p>2518812</text:p>
                <draw:g>
                  <svg:desc>Sheet1.C27:Sheet1.C3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12294">
                <text:p>712294</text:p>
              </table:table-cell>
              <table:table-cell office:value-type="float" office:value="10595320">
                <text:p>1059532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830499">
                <text:p>2830499</text:p>
              </table:table-cell>
              <table:table-cell office:value-type="float" office:value="43694208">
                <text:p>4369420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333823">
                <text:p>11333823</text:p>
              </table:table-cell>
              <table:table-cell office:value-type="float" office:value="178149425">
                <text:p>1781494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0270410">
                <text:p>40270410</text:p>
              </table:table-cell>
              <table:table-cell office:value-type="float" office:value="638654910">
                <text:p>6386549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